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8cm" fo:min-width="2.734cm"/>
    </style:style>
    <style:style style:name="gr2" style:family="graphic" style:parent-style-name="standard">
      <style:graphic-properties draw:textarea-horizontal-align="justify" draw:textarea-vertical-align="middle" draw:auto-grow-height="false" fo:min-height="2.163cm" fo:min-width="2.167cm"/>
    </style:style>
    <style:style style:name="gr3" style:family="graphic" style:parent-style-name="standard">
      <style:graphic-properties draw:marker-start="Arrow" draw:textarea-vertical-align="middle"/>
    </style:style>
    <style:style style:name="gr4" style:family="graphic" style:parent-style-name="standard">
      <style:graphic-properties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72cm" svg:height="2.032cm" svg:x="2.524cm" svg:y="2.911cm"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667cm" svg:height="2.413cm" svg:x="15.224cm" svg:y="2.53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6.427cm" svg:y1="3.208cm" svg:x2="16.557cm" svg:y2="2.53cm" draw:start-shape="id1" draw:start-glue-point="11" draw:end-shape="id2" svg:d="M6427 3208v-1180h10130v502" svg:viewBox="0 0 10131 1181">
          <text:p text:style-name="P1"><text:span text:style-name="T1">1) &lt;id, ip, port&gt;</text:span></text:p>
        </draw:connector>
        <draw:connector draw:style-name="gr4" draw:text-style-name="P1" draw:layer="layout" svg:x1="6.427cm" svg:y1="4.646cm" svg:x2="16.557cm" svg:y2="4.943cm" draw:start-shape="id1" draw:start-glue-point="9" draw:end-shape="id2" draw:end-glue-point="2" svg:d="M6427 4646v799h10130v-502" svg:viewBox="0 0 10131 800">
          <text:p text:style-name="P1">2)&lt;ListHouse&gt;</text:p>
        </draw:connector>
        <draw:custom-shape draw:style-name="gr1" draw:text-style-name="P1" xml:id="id3" draw:id="id3" draw:layer="layout" svg:width="4.572cm" svg:height="2.032cm" svg:x="2.524cm" svg:y="9.249cm"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.667cm" svg:height="2.413cm" svg:x="15.224cm" svg:y="8.868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6.427cm" svg:y1="9.546cm" svg:x2="16.557cm" svg:y2="8.868cm" draw:start-shape="id3" draw:start-glue-point="11" draw:end-shape="id4" svg:d="M6427 9546v-1180h10130v502" svg:viewBox="0 0 10131 1181">
          <text:p text:style-name="P1"><text:span text:style-name="T1">1) &lt;id, ip, port&gt;</text:span></text:p>
        </draw:connector>
        <draw:connector draw:style-name="gr4" draw:text-style-name="P1" draw:layer="layout" svg:x1="6.427cm" svg:y1="10.984cm" svg:x2="16.557cm" svg:y2="11.281cm" draw:start-shape="id3" draw:start-glue-point="9" draw:end-shape="id4" draw:end-glue-point="2" svg:d="M6427 10984v799h10130v-502" svg:viewBox="0 0 10131 800">
          <text:p text:style-name="P1">2)&lt;NACK&gt;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16:51:27.489666216</meta:creation-date>
    <dc:date>2019-06-26T17:05:15.038288509</dc:date>
    <meta:editing-duration>PT3M21S</meta:editing-duration>
    <meta:editing-cycles>1</meta:editing-cycles>
    <meta:document-statistic meta:object-count="8"/>
    <meta:generator>LibreOffice/6.0.3.2$Linux_X86_64 LibreOffice_project/00m0$Build-2</meta:generator>
  </office:meta>
</office:document-meta>
</file>